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32pt" officeooo:rsid="000e9c9c" officeooo:paragraph-rsid="000e9c9c" style:font-size-asian="28pt" style:font-size-complex="3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font-size="32pt" officeooo:rsid="000e9c9c" officeooo:paragraph-rsid="000e9c9c" style:font-size-asian="28pt" style:font-size-complex="3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ize="32pt" officeooo:rsid="000ed03a" officeooo:paragraph-rsid="000ed03a" style:font-size-asian="28pt" style:font-size-complex="3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32pt" officeooo:rsid="00106e6a" officeooo:paragraph-rsid="00106e6a" style:font-size-asian="28pt" style:font-size-complex="3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16pt" officeooo:rsid="000e9c9c" officeooo:paragraph-rsid="000e9c9c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16pt" officeooo:rsid="000ed03a" officeooo:paragraph-rsid="000ed03a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6pt" officeooo:rsid="00106e6a" officeooo:paragraph-rsid="00106e6a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size="16pt" officeooo:rsid="0010cf61" officeooo:paragraph-rsid="0010cf61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size="16pt" officeooo:rsid="00120fb9" officeooo:paragraph-rsid="00120fb9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6pt" officeooo:rsid="0012de16" officeooo:paragraph-rsid="0012de16" style:font-size-asian="14pt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font-size="16pt" officeooo:rsid="00149ea7" officeooo:paragraph-rsid="00149ea7" style:font-size-asian="14pt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bold" officeooo:rsid="0015e234" officeooo:paragraph-rsid="0015e234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bold" officeooo:rsid="0019587e" officeooo:paragraph-rsid="0019587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bold" officeooo:rsid="001a38ab" officeooo:paragraph-rsid="001a38a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bold" officeooo:rsid="001a38ab" officeooo:paragraph-rsid="001b7562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bold" officeooo:rsid="001b7562" officeooo:paragraph-rsid="001b7562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bold" officeooo:rsid="001d6092" officeooo:paragraph-rsid="001d6092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normal" officeooo:rsid="0016c4f8" officeooo:paragraph-rsid="0016c4f8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normal" officeooo:rsid="0018178e" officeooo:paragraph-rsid="0018178e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6pt" style:text-underline-style="solid" style:text-underline-width="auto" style:text-underline-color="font-color" fo:font-weight="normal" officeooo:rsid="0019587e" officeooo:paragraph-rsid="0019587e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8178e" officeooo:paragraph-rsid="0018178e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9587e" officeooo:paragraph-rsid="0019587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a38ab" officeooo:paragraph-rsid="001a38ab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a38ab" officeooo:paragraph-rsid="001b7562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d6092" officeooo:paragraph-rsid="001d6092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e63f4" officeooo:paragraph-rsid="001e63f4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eb41d" officeooo:paragraph-rsid="001eb41d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1ec588" officeooo:paragraph-rsid="001ec588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1722c" officeooo:paragraph-rsid="0021722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1cfc7" officeooo:paragraph-rsid="0021cfc7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3817a" officeooo:paragraph-rsid="0023817a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67f69" officeooo:paragraph-rsid="00267f69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67f69" officeooo:paragraph-rsid="002757c0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757c0" officeooo:paragraph-rsid="002757c0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e5bb7" officeooo:paragraph-rsid="002e5bb7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2f1479" officeooo:paragraph-rsid="002f147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01b71" officeooo:paragraph-rsid="00301b71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32f03" officeooo:paragraph-rsid="00332f03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348b4" officeooo:paragraph-rsid="003348b4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50fac" officeooo:paragraph-rsid="00350fac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71246" officeooo:paragraph-rsid="00371246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8eb8d" officeooo:paragraph-rsid="0038eb8d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a182c" officeooo:paragraph-rsid="003a182c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b5d42" officeooo:paragraph-rsid="003b5d42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normal" officeooo:rsid="003edb78" officeooo:paragraph-rsid="003edb78" style:font-size-asian="14pt" style:font-weight-asian="normal" style:font-size-complex="16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6pt" style:font-size-asian="14pt" style:font-size-complex="16pt"/>
    </style:style>
    <style:style style:name="T3" style:family="text">
      <style:text-properties fo:color="#c9211e" loext:opacity="100%" style:text-underline-style="none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officeooo:rsid="00106e6a" style:font-size-asian="14pt" style:font-size-complex="16pt"/>
    </style:style>
    <style:style style:name="T6" style:family="text">
      <style:text-properties officeooo:rsid="001373a5"/>
    </style:style>
    <style:style style:name="T7" style:family="text">
      <style:text-properties officeooo:rsid="0015e234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a839f" style:font-weight-asian="normal" style:font-weight-complex="normal"/>
    </style:style>
    <style:style style:name="T11" style:family="text">
      <style:text-properties style:text-underline-style="none" fo:font-weight="normal" officeooo:rsid="001b7562" style:font-weight-asian="normal" style:font-weight-complex="normal"/>
    </style:style>
    <style:style style:name="T12" style:family="text">
      <style:text-properties style:text-underline-style="none" officeooo:rsid="0019587e"/>
    </style:style>
    <style:style style:name="T13" style:family="text">
      <style:text-properties officeooo:rsid="0021cfc7"/>
    </style:style>
    <style:style style:name="T14" style:family="text">
      <style:text-properties officeooo:rsid="00277d1c"/>
    </style:style>
    <style:style style:name="T15" style:family="text">
      <style:text-properties officeooo:rsid="0028293d"/>
    </style:style>
    <style:style style:name="T16" style:family="text">
      <style:text-properties officeooo:rsid="002a2421"/>
    </style:style>
    <style:style style:name="T17" style:family="text">
      <style:text-properties officeooo:rsid="00301b7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f6db4"/>
    </style:style>
    <style:style style:name="T20" style:family="text">
      <style:text-properties officeooo:rsid="003f7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text:span text:style-name="T1">Economie numerique</text:span></text:p>
      <text:p text:style-name="P1"><text:span text:style-name="T2"/></text:p>
      <text:p text:style-name="P5">Ce qui faut savoir quoi faire a la fin du cour:</text:p>
      <text:p text:style-name="P2"><text:span text:style-name="T4"/></text:p>
      <text:p text:style-name="P5">-Argumenter sur les TIC,</text:p>
      <text:p text:style-name="P5">-Identifier les parties prenantes<text:span text:style-name="T19">(=dominantes)</text:span> dans le numerique,</text:p>
      <text:p text:style-name="P5">-Decire le marche du numerique,</text:p>
      <text:p text:style-name="P5">- Presenter les effets des reseaux et les platesformes multilaterales.</text:p>
      <text:p text:style-name="P5"/>
      <text:p text:style-name="P12">Introduction:</text:p>
      <text:p text:style-name="P2"><text:span text:style-name="T4"/></text:p>
      <text:p text:style-name="P6">TIC= Technologies de l’Information et de la Communication</text:p>
      <text:p text:style-name="P3"><text:span text:style-name="T5"/></text:p>
      <text:p text:style-name="P7">on s’interesse aux medias sociaux, applications, stockage de masse,crypto-monnais, etc.</text:p>
      <text:p text:style-name="P4"><text:span text:style-name="T4"/></text:p>
      <text:p text:style-name="P7">TT secteur appliquent les TIC → gagner en efficacite et obtenir des avantages concurrentiels.</text:p>
      <text:p text:style-name="P4"><text:span text:style-name="T4"/></text:p>
      <text:p text:style-name="P7">On est qu’au debut d’une revolution economique. L’economie numerique est sur le point d’etre exploite.</text:p>
      <text:p text:style-name="P4"><text:span text:style-name="T4"/></text:p>
      <text:p text:style-name="P7">BIO → c’est plus une strategie du marketing. (Debat interessant a approfondir)</text:p>
      <text:p text:style-name="P4"><text:span text:style-name="T4"/></text:p>
      <text:p text:style-name="P7">Preferances des consommateurs.</text:p>
      <text:p text:style-name="P4"><text:span text:style-name="T4"/></text:p>
      <text:p text:style-name="P7">La transivite en Economie numerique n’est plus logique. </text:p>
      <text:p text:style-name="P7"/>
      <text:p text:style-name="P12">Fondements de l’economie numerique:</text:p>
      <text:p text:style-name="P7"/>
      <text:p text:style-name="P8">TIC consequences: chaque annee des technologies nouvelles apparaisent.</text:p>
      <text:p text:style-name="P8"/>
      <text:p text:style-name="P9">Le numerique permet de pouvoir acceder a nos donnees partout sans prendre de l’espace dans notre entourage.</text:p>
      <text:p text:style-name="P9"/>
      <text:p text:style-name="P10">Avec le TIC de maniere general ce n’est plus necessaire de perdre son temps dans le rang. <text:span text:style-name="T6">(ex: commande en ligne)</text:span></text:p>
      <text:p text:style-name="P10"><text:soft-page-break/></text:p>
      <text:p text:style-name="P11">Le TIC permet de faciliter la tache dans la majorite des domaines (ex: questionnaire population avec un lien internet)</text:p>
      <text:p text:style-name="P11"/>
      <text:p text:style-name="P11">La dematerialisation a ses effets benefiques (moins de corruption)</text:p>
      <text:p text:style-name="P11"/>
      <text:p text:style-name="P11">Le TIC permet d’ automatiser les controles de securite. <text:span text:style-name="T7">(mais pour le moment ce n’est pas assez)</text:span></text:p>
      <text:p text:style-name="P11"/>
      <text:p text:style-name="P18">Origine de l’economie numerique:</text:p>
      <text:p text:style-name="P21">Le passage des actions et services physiques vers l’internet (numerique)</text:p>
      <text:p text:style-name="P21">L’avenement des TIC</text:p>
      <text:p text:style-name="P19"><text:span text:style-name="T8"/></text:p>
      <text:p text:style-name="P19"><text:span text:style-name="T3">Definition</text:span><text:span text:style-name="T8">: L’economie numeriq</text:span><text:span text:style-name="T12">u</text:span><text:span text:style-name="T8">e est une economie fondee sur les TIC</text:span></text:p>
      <text:p text:style-name="P19"><text:span text:style-name="T12"/></text:p>
      <text:p text:style-name="P22">Pas tout les pays ont acces a internet ( en 2005, 20% des menages avaient acces a internet contre 60% en 2019 et 72% en 2021. Pays developpees 85% des menages ont acces a internet contre 50%)</text:p>
      <text:p text:style-name="P20"><text:span text:style-name="T8"/></text:p>
      <text:p text:style-name="P22">Il faut une grande bande internet pour pouvoir avoir tout le monde dessus au meme temps</text:p>
      <text:p text:style-name="P20"><text:span text:style-name="T8"/></text:p>
      <text:p text:style-name="P13">Evolution de l’economie numerique:</text:p>
      <text:p text:style-name="P13"><text:span text:style-name="T9"/></text:p>
      <text:p text:style-name="P22">2G offrent des services globaux tels que sms et appel.</text:p>
      <text:p text:style-name="P22">4G et 5G permettent d’utiliser des smartphones pour acceder a l’internet.</text:p>
      <text:p text:style-name="P13"><text:span text:style-name="T9"/></text:p>
      <text:p text:style-name="P23">Par chaque nouvelle technologies sortie, les anciennes sont abandonnes progressivement (ex: 2G et 3G)</text:p>
      <text:p text:style-name="P14"><text:span text:style-name="T9"/></text:p>
      <text:p text:style-name="P15"><text:span text:style-name="T8">Exemples biens numeriques:</text:span><text:span text:style-name="T9"> Facebook,Airbnb,Uber,bitcoin.</text:span></text:p>
      <text:p text:style-name="P15"><text:span text:style-name="T9"/></text:p>
      <text:p text:style-name="P24">-Facebook: </text:p>
      <text:p text:style-name="P24">+Pop. , </text:p>
      <text:p text:style-name="P24">+d’utilisateurs,</text:p>
      <text:p text:style-name="P15"><text:span text:style-name="T10">a change l’industrie de la publicite </text:span><text:span text:style-name="T11">(on propose des publicite par rapport aux gouts de l’utilisateur), des technologies payantes pour les, profesionnels sont propose par Facebook afin de mettre leur propre pub et personnalise.</text:span></text:p>
      <text:p text:style-name="P16"><text:soft-page-break/><text:span text:style-name="T9">Ex Coca: Utilise le corps humain pour lui donner envie de manger (utilise <text:s/>une glandule dans le corps humain pour leur benefice)</text:span></text:p>
      <text:p text:style-name="P16"><text:span text:style-name="T9"/></text:p>
      <text:p text:style-name="P25">Les donnees personnels pe<text:span text:style-name="T20">u</text:span>vent etre vendue aux entreprises pour recevoir des informations.</text:p>
      <text:p text:style-name="P17"><text:span text:style-name="T9"/></text:p>
      <text:p text:style-name="P25">Trop de mouvement repete sur internet peut provoquer une demande pour verifier que vous etes pas de robot.</text:p>
      <text:p text:style-name="P17"><text:span text:style-name="T9"/></text:p>
      <text:p text:style-name="P25">Airbnb:</text:p>
      <text:p text:style-name="P25">+grand services d’hotellerie au monde</text:p>
      <text:p text:style-name="P25">2017: +200m d’utilisateurs et roposait plus de 3m d’hebergements dans 191 pays.</text:p>
      <text:p text:style-name="P25">Permet aux proprietaire de louer leurs biens a des hotes inscrits et constitue</text:p>
      <text:p text:style-name="P17"><text:span text:style-name="T9"/></text:p>
      <text:p text:style-name="P25">(ex covoiturage)</text:p>
      <text:p text:style-name="P17"><text:span text:style-name="T9"/></text:p>
      <text:p text:style-name="P25">Utilise le concept plateformes multilaterales dans ses operations commerciales.</text:p>
      <text:p text:style-name="P17"><text:span text:style-name="T9"/></text:p>
      <text:p text:style-name="P25">Facteurs cle: adoption generalisee de l’acces a Internet. Des reseaux mobiles a haut debit et des smartphones.</text:p>
      <text:p text:style-name="P17"><text:span text:style-name="T9"/></text:p>
      <text:p text:style-name="P25">Gros point negatif: Airbnb enleve l’emploi aux financiers de logement et plusieurs de ses agences financiers cherche a louer pleins de logement pour les mettre en Airbnb ce qui enleve la possibilite de louer des logements dans certaines zones comme Paris.</text:p>
      <text:p text:style-name="P17"><text:span text:style-name="T9"/></text:p>
      <text:p text:style-name="P25">positivisme esce que vendre x est bien en soi?</text:p>
      <text:p text:style-name="P17"><text:span text:style-name="T9"/></text:p>
      <text:p text:style-name="P25">Economiste: cherche pas les consequences. Vendre x est bien car ca augmente le PIB, ca permet… peut faire… etc.</text:p>
      <text:p text:style-name="P25"/>
      <text:p text:style-name="P26">Bitcoin:</text:p>
      <text:p text:style-name="P26">On connait pas encore l’identite de son createur ou organisation.</text:p>
      <text:p text:style-name="P26">Crypto<text:span text:style-name="T20">m</text:span>onnaie la plus precieuse et la plus connue.</text:p>
      <text:p text:style-name="P26">Utilise la techno blockchain</text:p>
      <text:p text:style-name="P26">Potentiel pour devenir une veritable monnaie mondiale.</text:p>
      <text:p text:style-name="P26"/>
      <text:p text:style-name="P27"><text:soft-page-break/>Les serveur de la banque traditionnel et ceux des bitcoins sont un peu pres au meme niveau.</text:p>
      <text:p text:style-name="P27"/>
      <text:p text:style-name="P27">La consommation energetique est importante. Faudra un moment faire le choix a reduire la consommation et stocker des gros data de donne pendant des annee.</text:p>
      <text:p text:style-name="P27"/>
      <text:p text:style-name="P27">TEN (=Taille Economie Numerique):</text:p>
      <text:p text:style-name="P27">Difficile a estimer</text:p>
      <text:p text:style-name="P27">TIC = industrie part entiere, mais aussi integre dans la quasi totalite des autres industries (production de reseaux de telecommunications, equipements internet, telephones mobiles, applications et de logiciels.)</text:p>
      <text:p text:style-name="P27"/>
      <text:p text:style-name="P28">Equation permet de mesurer/calculer </text:p>
      <text:p text:style-name="P28"/>
      <text:p text:style-name="P29">6 plus grandes entreprises mondiales en 2021: </text:p>
      <text:p text:style-name="P29">Apple,Microsoft,Google,Amazon,<text:span text:style-name="T13">Tencent,Alphabet</text:span></text:p>
      <text:p text:style-name="P29"/>
      <text:p text:style-name="P29">La capitalisation boursiere combine s’elevait a plus de 8 300 milliards de dollars.</text:p>
      <text:p text:style-name="P29"/>
      <text:p text:style-name="P30">EN 2008 les entreprises en termes de capitalisation boursiere etaient:</text:p>
      <text:p text:style-name="P30">PretroC<text:span text:style-name="T15">h</text:span>ina, ExxonMobil, General Electric, China Mobile et Industrial and Commercial Bank of Chine (ICBC)</text:p>
      <text:p text:style-name="P30"/>
      <text:p text:style-name="P31">Parmis ses entreprises seule China Mobile etait consideree comme operant pleinement dans l’ecnomie numerique en offrat un acces a l’internet et a la telephonie mobile aux consommateurs chinois. </text:p>
      <text:p text:style-name="P31"/>
      <text:p text:style-name="P32">Valeur collective</text:p>
      <text:p text:style-name="P32">Valeur privee<text:tab/></text:p>
      <text:p text:style-name="P32"/>
      <text:p text:style-name="P34">ce en sont pas la meme chose</text:p>
      <text:p text:style-name="P33"/>
      <text:p text:style-name="P34">Les entreprises <text:span text:style-name="T14">utilise des algorithme</text:span><text:span text:style-name="T15">s </text:span><text:span text:style-name="T16">pour savoir les preferances des gens et leur offrire cela dans le site web/app</text:span></text:p>
      <text:p text:style-name="P34"/>
      <text:p text:style-name="P34"/>
      <text:p text:style-name="P34"/>
      <text:p text:style-name="P35"><text:soft-page-break/>Tencent est devenu la + grande entreprise en Chine</text:p>
      <text:p text:style-name="P35"/>
      <text:p text:style-name="P36">Google est passe avec les annees d’un simple moteur de recherche a l’outil de bases pour les multitaches multiplateformes <text:span text:style-name="T17">(gmail, Google chat, google drive, google docs, etc...)</text:span></text:p>
      <text:p text:style-name="P36"/>
      <text:p text:style-name="P37">Whatssap il y a un mois permettait pas de faire un partage d’ecran.</text:p>
      <text:p text:style-name="P37"/>
      <text:p text:style-name="P38">Les reactions et les commentaires d’autres consommateurs peuvent ajouter de la confiance <text:s/>a l’experience d’achat.</text:p>
      <text:p text:style-name="P38"/>
      <text:p text:style-name="P38">Il existe le risque de fraude sur les sites/app ou on peut laisser des avis.</text:p>
      <text:p text:style-name="P38"/>
      <text:p text:style-name="P40">Origine economie numerique:</text:p>
      <text:p text:style-name="P39">Numerisation de donnees</text:p>
      <text:p text:style-name="P39">Developpement d’infrastructures TIC numeriques</text:p>
      <text:p text:style-name="P39">Traitement et le stockage numeriques</text:p>
      <text:p text:style-name="P39"/>
      <text:p text:style-name="P41">eco.numerique → branche de l’economie qui etudie les biens et services numeriques</text:p>
      <text:p text:style-name="P39"/>
      <text:p text:style-name="P42">eco.numerique et biens numeriques</text:p>
      <text:p text:style-name="P42"/>
      <text:p text:style-name="P42">bien numeriques: </text:p>
      <text:p text:style-name="P42">-les donnees produites par les utilisateurs,</text:p>
      <text:p text:style-name="P42">-les applications</text:p>
      <text:p text:style-name="P42">-les services numeriques fournis sur l’internet,</text:p>
      <text:p text:style-name="P42">-le stockage et le traitement de ces donnees</text:p>
      <text:p text:style-name="P42"/>
      <text:p text:style-name="P43">a garder services numeriques, le bien comporte plutot l’aspect physique </text:p>
      <text:p text:style-name="P43"/>
      <text:p text:style-name="P43">on transforme bien numeriques en bien et <text:span text:style-name="T18">services</text:span> numeriques et peut etre dans un futur juste service numerique.</text:p>
      <text:p text:style-name="P43"/>
      <text:p text:style-name="P43"/>
      <text:p text:style-name="P44">Rationnalite eco. → minimiser les couts maximiser les satisfactions</text:p>
      <text:p text:style-name="P44"/>
      <text:p text:style-name="P45">STI = Systemes de Transport Intelligen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9:41:15.060000000</meta:creation-date>
    <meta:generator>LibreOffice/7.6.4.1$Windows_X86_64 LibreOffice_project/e19e193f88cd6c0525a17fb7a176ed8e6a3e2aa1</meta:generator>
    <dc:date>2024-03-19T10:58:35.624000000</dc:date>
    <meta:editing-duration>PT10H45M44S</meta:editing-duration>
    <meta:editing-cycles>51</meta:editing-cycles>
    <meta:document-statistic meta:table-count="0" meta:image-count="0" meta:object-count="0" meta:page-count="5" meta:paragraph-count="90" meta:word-count="937" meta:character-count="6239" meta:non-whitespace-character-count="5370"/>
  </office:meta>
</office:document-meta>
</file>